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5E0000005BEB1841DFF9608D6C.png" manifest:media-type="image/png"/>
  <manifest:file-entry manifest:full-path="Pictures/10000E5400000707000006D216741E64C7875B85.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adornments="Bold" style:font-family-generic="swiss" style:font-pitch="variable"/>
    <style:font-face style:name="Arial Unicode MS" svg:font-family="'Arial Unicode MS'" style:font-family-generic="system" style:font-pitch="variable"/>
    <style:font-face style:name="DIN Alternate Bold" svg:font-family="'DIN Alternate Bold'"/>
    <style:font-face style:name="DIN Alternate Bold1" svg:font-family="'DIN Alternate Bold'" style:font-pitch="variable"/>
    <style:font-face style:name="Iowan Old Style Roman" svg:font-family="'Iowan Old Style Roman'"/>
    <style:font-face style:name="Iowan Old Style Roman1" svg:font-family="'Iowan Old Style Roman'" style:font-family-generic="roman" style:font-pitch="variable"/>
    <style:font-face style:name="Iowan Old Style Roman2" svg:font-family="'Iowan Old Style Roman'" style:font-pitch="variable"/>
    <style:font-face style:name="Iowan Old Style Roman3" svg:font-family="'Iowan Old Style Roman'"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color="#ffffff" draw:textarea-horizontal-align="justify" draw:textarea-vertical-align="middle" draw:auto-grow-height="false" fo:min-height="12.45cm" fo:min-width="15.375cm"/>
    </style:style>
    <style:style style:name="gr2"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795cm" fo:min-width="14.26cm" fo:padding-top="0.151cm" fo:padding-bottom="0.151cm" fo:padding-left="0.276cm" fo:padding-right="0.276cm"/>
    </style:style>
    <style:style style:name="gr3"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2"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2"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3" style:family="graphic" style:parent-style-name="objectwithoutfill">
      <style:graphic-properties svg:stroke-color="#ffffff" draw:marker-end="" draw:marker-end-width="0.3cm" draw:fill="none" draw:textarea-vertical-align="middle"/>
    </style:style>
    <style:style style:name="gr24" style:family="graphic">
      <style:graphic-properties style:protect="size"/>
    </style:style>
    <style:style style:name="gr25" style:family="graphic" style:parent-style-name="standard">
      <style:graphic-properties draw:stroke="none" draw:fill-color="#ffffff" draw:textarea-horizontal-align="justify" draw:textarea-vertical-align="middle" draw:auto-grow-height="false" fo:min-height="9.475cm" fo:min-width="15.375cm"/>
    </style:style>
    <style:style style:name="gr26"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2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6" style:family="graphic" style:parent-style-name="standard">
      <style:graphic-properties draw:stroke="none" draw:fill-color="#ffffff" draw:textarea-horizontal-align="justify" draw:textarea-vertical-align="middle" draw:auto-grow-height="false" fo:min-height="11.815cm" fo:min-width="22.36cm"/>
    </style:style>
    <style:style style:name="gr3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2"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Базовый_5f_1" style:list-style-name="L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2.423cm" fo:min-width="10.75cm" fo:padding-top="0.151cm" fo:padding-bottom="0.151cm" fo:padding-left="0.276cm" fo:padding-right="0.276cm"/>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36pt" fo:hyphenate="false"/>
    </style:style>
    <style:style style:name="P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9" style:family="paragraph">
      <loext:graphic-properties draw:fill="none"/>
      <style:paragraph-properties fo:text-align="center"/>
    </style:style>
    <style:style style:name="P10"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1" style:family="paragraph">
      <loext:graphic-properties draw:fill="solid" draw:fill-color="#326ce5" draw:opacity="100%"/>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2"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3"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14" style:family="paragraph">
      <loext:graphic-properties draw:fill-color="#ffffff"/>
      <style:paragraph-properties style:writing-mode="lr-tb"/>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17"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1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 fo:font-size="36pt" fo:hyphenate="false"/>
    </style:style>
    <style:style style:name="P19"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 fo:font-size="36pt" fo:hyphenate="false"/>
    </style:style>
    <style:style style:name="P20" style:family="paragraph">
      <style:paragraph-properties fo:margin-left="0cm" fo:margin-right="0cm" fo:margin-top="1.2cm" fo:margin-bottom="0.7cm" fo:line-height="100%" fo:text-align="center" fo:text-indent="0cm" style:writing-mode="lr-tb"/>
      <style:text-properties fo:font-variant="normal" fo:text-transform="none" fo:color="#ffffff" loext:opacity="10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7cm" fo:margin-bottom="0.7cm" fo:line-height="100%" fo:text-align="center" fo:text-indent="0cm" style:writing-mode="lr-tb"/>
      <style:text-properties fo:font-variant="normal" fo:text-transform="none" fo:color="#ffffff" loext:opacity="10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P22" style:family="paragraph">
      <loext:graphic-properties draw:fill="solid" draw:fill-color="#326ce5" draw:opacity="100%"/>
      <style:paragraph-properties fo:margin-left="0cm" fo:margin-right="0cm" fo:margin-top="0.3cm" fo:margin-bottom="0.3cm" fo:line-height="100%" fo:text-align="center" fo:text-indent="0cm" style:writing-mode="lr-tb"/>
      <style:text-properties fo:font-variant="normal" fo:text-transform="none" fo:color="#ffffff" loext:opacity="10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DIN Alternate Bold"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3" style:family="text">
      <style:text-properties fo:color="#ffffff" loext:opacity="100%"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DIN Alternate Bold"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Arial"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6" style:family="text">
      <style:text-properties fo:font-variant="normal" fo:text-transform="none" fo:color="#092257" loext:opacity="100%" style:text-line-through-style="none" style:text-line-through-type="none" style:text-position="0% 100%" style:font-name="Arial"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7" style:family="text">
      <style:text-properties fo:color="#ffffff" loext:opacity="100%" style:font-name="Arial" fo:font-size="20pt" fo:font-weight="bold" style:font-size-asian="20pt" style:font-weight-asian="bold" style:font-size-complex="20pt" style:font-weight-complex="bold"/>
    </style:style>
    <style:style style:name="T8" style:family="text">
      <style:text-properties fo:color="#ffffff" loext:opacity="100%" style:font-name="Arial"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15.875cm" svg:height="12.7cm" svg:x="6.685cm" svg:y="1.605cm">
          <text:p/>
          <draw:enhanced-geometry svg:viewBox="0 0 21600 21600" draw:type="rectangle" draw:enhanced-path="M 0 0 L 21600 0 21600 21600 0 21600 0 0 Z N"/>
        </draw:custom-shape>
        <draw:custom-shape draw:style-name="gr2"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3"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4" draw:text-style-name="P5" draw:layer="layout" svg:width="1.797cm" svg:height="0.749cm" svg:x="9.257cm" svg:y="9.52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3"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4" draw:text-style-name="P5" draw:layer="layout" svg:width="1.797cm" svg:height="0.749cm" svg:x="18.249cm" svg:y="9.525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3"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4" draw:text-style-name="P5" draw:layer="layout" svg:width="1.797cm" svg:height="0.749cm" svg:x="13.753cm" svg:y="9.52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5" draw:text-style-name="P6" draw:layer="layout" svg:x1="10.155cm" svg:y1="6.826cm" svg:x2="10.155cm" svg:y2="9.171cm">
            <text:p/>
          </draw:line>
          <draw:custom-shape draw:name="Read_8" draw:style-name="gr6" draw:text-style-name="P8" draw:layer="layout" svg:width="1.273cm" svg:height="0.832cm" draw:transform="rotate (1.5707963267949) translate (9.424cm 8.636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7" draw:text-style-name="P8"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8" draw:text-style-name="P6" draw:layer="layout" svg:x1="19.149cm" svg:y1="6.826cm" svg:x2="19.149cm" svg:y2="9.171cm">
            <text:p/>
          </draw:line>
          <draw:custom-shape draw:name="Read_12" draw:style-name="gr9" draw:text-style-name="P8" draw:layer="layout" svg:width="1.273cm" svg:height="0.832cm" draw:transform="rotate (1.5707963267949) translate (18.418cm 8.636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10" draw:text-style-name="P8"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1" draw:text-style-name="P6" draw:layer="layout" svg:x1="14.621cm" svg:y1="3.344cm" svg:x2="14.621cm" svg:y2="5.689cm">
            <text:p/>
          </draw:line>
          <draw:custom-shape draw:name="Read_13" draw:style-name="gr12" draw:text-style-name="P8" draw:layer="layout" svg:width="1.273cm" svg:height="0.832cm" draw:transform="rotate (1.5707963267949) translate (13.889cm 5.15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3" draw:text-style-name="P8" draw:layer="layout" svg:width="1.328cm" svg:height="0.832cm" draw:transform="rotate (-1.5707963267949) translate (15.353cm 3.853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5" draw:text-style-name="P6" draw:layer="layout" svg:x1="11.489cm" svg:y1="11.565cm" svg:x2="13.156cm" svg:y2="11.172cm">
            <text:p/>
          </draw:line>
          <draw:custom-shape draw:name="Read_14" draw:style-name="gr14" draw:text-style-name="P8" draw:layer="layout" svg:width="1.329cm" svg:height="0.832cm" draw:transform="rotate (0.245742358680802) translate (11.589cm 10.68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5" draw:text-style-name="P8"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5" draw:text-style-name="P6" draw:layer="layout" svg:x1="17.762cm" svg:y1="11.581cm" svg:x2="16.095cm" svg:y2="11.188cm">
            <text:p/>
          </draw:line>
          <draw:custom-shape draw:name="Read_15" draw:style-name="gr16" draw:text-style-name="P8" draw:layer="layout" svg:width="1.329cm" svg:height="0.832cm" draw:transform="rotate (-0.239459173373622) translate (16.387cm 10.359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7" draw:text-style-name="P6" draw:layer="layout" svg:x1="14.556cm" svg:y1="6.827cm" svg:x2="14.556cm" svg:y2="9.172cm">
            <text:p/>
          </draw:line>
          <draw:custom-shape draw:name="Read_16" draw:style-name="gr18" draw:text-style-name="P8" draw:layer="layout" svg:width="1.328cm" svg:height="0.832cm" draw:transform="rotate (1.5707963267949) translate (13.824cm 8.66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19" draw:text-style-name="P8"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0" draw:text-style-name="P9" draw:layer="layout" svg:width="1.33cm" svg:height="1.29cm" svg:x="7.633cm" svg:y="3.821cm">
          <draw:image xlink:href="Pictures/10000E5400000707000006D216741E64C7875B85.svg" xlink:type="simple" xlink:show="embed" xlink:actuate="onLoad" draw:mime-type="image/svg+xml">
            <text:p/>
          </draw:image>
          <draw:image xlink:href="Pictures/100000010000005E0000005BEB1841DFF9608D6C.png" xlink:type="simple" xlink:show="embed" xlink:actuate="onLoad" draw:mime-type="image/png"/>
        </draw:frame>
        <draw:custom-shape draw:style-name="gr21" draw:text-style-name="P11" draw:layer="layout" svg:width="11.43cm" svg:height="1.29cm" svg:x="8.895cm" svg:y="1.905cm">
          <text:p text:style-name="P10"><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2" draw:text-style-name="P13" draw:layer="layout" svg:width="12.17cm" svg:height="0.922cm" svg:x="8.525cm" svg:y="5.721cm" svg:viewBox="0 0 12171 923" draw:points="0,923 892,0 11292,0 12171,923">
          <text:p text:style-name="P12"><text:span text:style-name="T4">DB Proxy/Router (mongos)</text:span></text:p>
        </draw:polygon>
        <draw:line draw:style-name="gr23" draw:text-style-name="P9" draw:layer="layout" svg:x1="7.387cm" svg:y1="14.021cm" svg:x2="21.791cm" svg:y2="14.02cm">
          <text:p/>
        </draw:line>
        <draw:line draw:style-name="gr23" draw:text-style-name="P9" draw:layer="layout" svg:x1="22.257cm" svg:y1="4.78cm" svg:x2="22.257cm" svg:y2="13.67cm">
          <text:p/>
        </draw:line>
        <draw:line draw:style-name="gr23" draw:text-style-name="P9" draw:layer="layout" svg:x1="22.273cm" svg:y1="4.78cm" svg:x2="22.273cm" svg:y2="13.67cm">
          <text:p/>
        </draw:line>
        <presentation:notes draw:style-name="dp2">
          <draw:page-thumbnail draw:style-name="gr24"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5" draw:text-style-name="P1" draw:layer="layout" svg:width="15.875cm" svg:height="9.725cm" svg:x="6.685cm" svg:y="3.175cm">
          <text:p/>
          <draw:enhanced-geometry svg:viewBox="0 0 21600 21600" draw:type="rectangle" draw:enhanced-path="M 0 0 L 21600 0 21600 21600 0 21600 0 0 Z N"/>
        </draw:custom-shape>
        <draw:custom-shape draw:style-name="gr26"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3"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4" draw:text-style-name="P5" draw:layer="layout" svg:width="1.797cm" svg:height="0.749cm" svg:x="9.257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3"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4" draw:text-style-name="P5" draw:layer="layout" svg:width="1.797cm" svg:height="0.749cm" svg:x="18.249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3"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4" draw:text-style-name="P5" draw:layer="layout" svg:width="1.797cm" svg:height="0.749cm" svg:x="13.753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9" draw:layer="layout" svg:width="1.33cm" svg:height="1.29cm" svg:x="7.633cm" svg:y="5.966cm">
          <draw:image xlink:href="Pictures/10000E5400000707000006D216741E64C7875B85.svg" xlink:type="simple" xlink:show="embed" xlink:actuate="onLoad" draw:mime-type="image/svg+xml">
            <text:p/>
          </draw:image>
          <draw:image xlink:href="Pictures/100000010000005E0000005BEB1841DFF9608D6C.png" xlink:type="simple" xlink:show="embed" xlink:actuate="onLoad" draw:mime-type="image/png"/>
        </draw:frame>
        <draw:g draw:name="Группа_14">
          <draw:line draw:name="Линия_17" draw:style-name="gr17" draw:text-style-name="P6" draw:layer="layout" svg:x1="14.574cm" svg:y1="4.912cm" svg:x2="14.574cm" svg:y2="7.748cm">
            <text:p/>
          </draw:line>
          <draw:custom-shape draw:name="Read_17" draw:style-name="gr27" draw:text-style-name="P8" draw:layer="layout" svg:width="1.328cm" svg:height="0.832cm" draw:transform="rotate (1.5707963267949) translate (13.777cm 6.99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28" draw:text-style-name="P8"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8" draw:text-style-name="P6" draw:layer="layout" svg:x1="19.204cm" svg:y1="4.912cm" svg:x2="19.204cm" svg:y2="7.747cm">
            <text:p/>
          </draw:line>
          <draw:custom-shape draw:name="Read_18" draw:style-name="gr29" draw:text-style-name="P8" draw:layer="layout" svg:width="1.273cm" svg:height="0.832cm" draw:transform="rotate (1.5707963267949) translate (18.41cm 6.966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30" draw:text-style-name="P8"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5" draw:text-style-name="P6" draw:layer="layout" svg:x1="10.173cm" svg:y1="4.912cm" svg:x2="10.173cm" svg:y2="7.747cm">
            <text:p/>
          </draw:line>
          <draw:custom-shape draw:name="Read_19" draw:style-name="gr31" draw:text-style-name="P8" draw:layer="layout" svg:width="1.273cm" svg:height="0.832cm" draw:transform="rotate (1.5707963267949) translate (9.376cm 6.967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2" draw:text-style-name="P8"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5" draw:text-style-name="P6" draw:layer="layout" svg:x1="11.489cm" svg:y1="10.141cm" svg:x2="13.156cm" svg:y2="9.748cm">
            <text:p/>
          </draw:line>
          <draw:custom-shape draw:name="Read_20" draw:style-name="gr33" draw:text-style-name="P8" draw:layer="layout" svg:width="1.329cm" svg:height="0.832cm" draw:transform="rotate (0.245742358680802) translate (11.589cm 9.25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4" draw:text-style-name="P8"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5" draw:text-style-name="P6" draw:layer="layout" svg:x1="17.762cm" svg:y1="10.157cm" svg:x2="16.095cm" svg:y2="9.764cm">
            <text:p/>
          </draw:line>
          <draw:custom-shape draw:name="Read_21" draw:style-name="gr35" draw:text-style-name="P8" draw:layer="layout" svg:width="1.329cm" svg:height="0.832cm" draw:transform="rotate (-0.239459173373622) translate (16.387cm 8.93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1" draw:text-style-name="P11" draw:layer="layout" svg:width="11.43cm" svg:height="1.29cm" svg:x="8.894cm" svg:y="3.468cm">
          <text:p text:style-name="P10"><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9" draw:layer="layout" svg:x1="7.285cm" svg:y1="12.594cm" svg:x2="21.89cm" svg:y2="12.594cm">
          <text:p/>
        </draw:line>
        <draw:line draw:style-name="gr23" draw:text-style-name="P9" draw:layer="layout" svg:x1="22.273cm" svg:y1="6.685cm" svg:x2="22.273cm" svg:y2="12.203cm">
          <text:p/>
        </draw:line>
        <presentation:notes draw:style-name="dp2">
          <draw:page-thumbnail draw:style-name="gr24" draw:layer="layout" svg:width="18.624cm" svg:height="10.476cm" svg:x="1.482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draw:page draw:name="page3" draw:style-name="dp3" draw:master-page-name="Blank" presentation:presentation-page-layout-name="AL2T1">
        <draw:custom-shape draw:style-name="gr36" draw:text-style-name="P1" draw:layer="layout" svg:width="22.86cm" svg:height="12.065cm" svg:x="3.175cm" svg:y="1.27cm">
          <text:p/>
          <draw:enhanced-geometry svg:viewBox="0 0 21600 21600" draw:type="rectangle" draw:enhanced-path="M 0 0 L 21600 0 21600 21600 0 21600 0 0 Z N"/>
        </draw:custom-shape>
        <draw:custom-shape draw:style-name="gr25" draw:text-style-name="P1" draw:layer="layout" svg:width="15.875cm" svg:height="9.725cm" svg:x="6.685cm" svg:y="3.175cm">
          <text:p/>
          <draw:enhanced-geometry svg:viewBox="0 0 21600 21600" draw:type="rectangle" draw:enhanced-path="M 0 0 L 21600 0 21600 21600 0 21600 0 0 Z N"/>
        </draw:custom-shape>
        <draw:custom-shape draw:style-name="gr26"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1" draw:style-name="gr3"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1" draw:style-name="gr4" draw:text-style-name="P17" draw:layer="layout" svg:width="2.043cm" svg:height="0.749cm" svg:x="9.134cm" svg:y="8.101cm">
          <text:p text:style-name="P16"><text:span text:style-name="T5">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2" draw:style-name="gr3"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1" draw:style-name="gr4" draw:text-style-name="P17" draw:layer="layout" svg:width="2.043cm" svg:height="0.749cm" svg:x="18.126cm" svg:y="8.101cm">
          <text:p text:style-name="P16"><text:span text:style-name="T5">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3" draw:style-name="gr3"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1" draw:style-name="gr4" draw:text-style-name="P17" draw:layer="layout" svg:width="2.043cm" svg:height="0.749cm" svg:x="13.63cm" svg:y="8.101cm">
          <text:p text:style-name="P16"><text:span text:style-name="T5">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9" draw:layer="layout" svg:width="1.33cm" svg:height="1.29cm" svg:x="7.633cm" svg:y="5.966cm">
          <draw:image xlink:href="Pictures/10000E5400000707000006D216741E64C7875B85.svg" xlink:type="simple" xlink:show="embed" xlink:actuate="onLoad" draw:mime-type="image/svg+xml">
            <text:p/>
          </draw:image>
          <draw:image xlink:href="Pictures/100000010000005E0000005BEB1841DFF9608D6C.png" xlink:type="simple" xlink:show="embed" xlink:actuate="onLoad" draw:mime-type="image/png"/>
        </draw:frame>
        <draw:g draw:name="Группа_ 1">
          <draw:line draw:name="Линия_ 1" draw:style-name="gr17" draw:text-style-name="P6" draw:layer="layout" svg:x1="14.574cm" svg:y1="4.912cm" svg:x2="14.574cm" svg:y2="7.748cm">
            <text:p/>
          </draw:line>
          <draw:custom-shape draw:name="Read_ 1" draw:style-name="gr37" draw:text-style-name="P18" draw:layer="layout" svg:width="1.36cm" svg:height="0.832cm" draw:transform="rotate (1.5707963267949) translate (13.777cm 7.006cm)">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38" draw:text-style-name="P8"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2">
          <draw:line draw:name="Линия_ 2" draw:style-name="gr8" draw:text-style-name="P6" draw:layer="layout" svg:x1="19.204cm" svg:y1="4.912cm" svg:x2="19.204cm" svg:y2="7.747cm">
            <text:p/>
          </draw:line>
          <draw:custom-shape draw:name="Read_ 2" draw:style-name="gr39" draw:text-style-name="P18" draw:layer="layout" svg:width="1.389cm" svg:height="0.832cm" draw:transform="rotate (1.5707963267949) translate (18.41cm 7.023cm)">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40" draw:text-style-name="P8"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3">
          <draw:line draw:name="Линия_ 3" draw:style-name="gr5" draw:text-style-name="P6" draw:layer="layout" svg:x1="10.173cm" svg:y1="4.912cm" svg:x2="10.173cm" svg:y2="7.747cm">
            <text:p/>
          </draw:line>
          <draw:custom-shape draw:name="Read_ 3" draw:style-name="gr41" draw:text-style-name="P18" draw:layer="layout" svg:width="1.389cm" svg:height="0.832cm" draw:transform="rotate (1.5707963267949) translate (9.376cm 7.024cm)">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2" draw:text-style-name="P8"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4">
          <draw:line draw:name="Линия_ 4" draw:style-name="gr5" draw:text-style-name="P6" draw:layer="layout" svg:x1="11.489cm" svg:y1="10.141cm" svg:x2="13.156cm" svg:y2="9.748cm">
            <text:p/>
          </draw:line>
          <draw:custom-shape draw:name="Read_ 4" draw:style-name="gr43" draw:text-style-name="P18" draw:layer="layout" svg:width="1.359cm" svg:height="0.832cm" draw:transform="rotate (0.245742358680802) translate (11.574cm 9.26cm)">
            <text:p text:style-name="P19"><text:span text:style-name="T6">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4" draw:style-name="gr44" draw:text-style-name="P8"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5" draw:style-name="gr5" draw:text-style-name="P6" draw:layer="layout" svg:x1="17.762cm" svg:y1="10.157cm" svg:x2="16.095cm" svg:y2="9.764cm">
            <text:p/>
          </draw:line>
          <draw:custom-shape draw:name="Read_ 5" draw:style-name="gr45" draw:text-style-name="P18" draw:layer="layout" svg:width="1.359cm" svg:height="0.832cm" draw:transform="rotate (-0.239459173373622) translate (16.372cm 8.932cm)">
            <text:p text:style-name="P19"><text:span text:style-name="T6">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6" draw:text-style-name="P22" draw:layer="layout" svg:width="11.43cm" svg:height="2.853cm" svg:x="8.894cm" svg:y="1.905cm">
          <text:p text:style-name="P20"><text:span text:style-name="T7">Client Application</text:span></text:p>
          <text:p text:style-name="P21"><text:span text:style-name="T8">MongoDB driver</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9" draw:layer="layout" svg:x1="7.285cm" svg:y1="12.594cm" svg:x2="21.89cm" svg:y2="12.594cm">
          <text:p/>
        </draw:line>
        <draw:line draw:style-name="gr23" draw:text-style-name="P9" draw:layer="layout" svg:x1="22.273cm" svg:y1="6.685cm" svg:x2="22.273cm" svg:y2="12.203cm">
          <text:p/>
        </draw:line>
        <presentation:notes draw:style-name="dp1">
          <draw:page-thumbnail draw:style-name="gr24" draw:layer="layout" svg:width="18.624cm" svg:height="10.476cm" svg:x="1.482cm" svg:y="2.123cm" draw:page-number="3"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adornments="Bold" style:font-family-generic="swiss" style:font-pitch="variable"/>
    <style:font-face style:name="Arial Unicode MS" svg:font-family="'Arial Unicode MS'" style:font-family-generic="system" style:font-pitch="variable"/>
    <style:font-face style:name="DIN Alternate Bold" svg:font-family="'DIN Alternate Bold'"/>
    <style:font-face style:name="DIN Alternate Bold1" svg:font-family="'DIN Alternate Bold'" style:font-pitch="variable"/>
    <style:font-face style:name="Iowan Old Style Roman" svg:font-family="'Iowan Old Style Roman'"/>
    <style:font-face style:name="Iowan Old Style Roman1" svg:font-family="'Iowan Old Style Roman'" style:font-family-generic="roman" style:font-pitch="variable"/>
    <style:font-face style:name="Iowan Old Style Roman2" svg:font-family="'Iowan Old Style Roman'" style:font-pitch="variable"/>
    <style:font-face style:name="Iowan Old Style Roman3" svg:font-family="'Iowan Old Style Roman'"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2pt" fo:letter-spacing="normal" fo:font-style="normal" fo:text-shadow="none" style:text-underline-style="none" fo:font-weight="normal" style:letter-kerning="true" fo:background-color="transparent"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6pt" fo:letter-spacing="normal" fo:font-style="normal" fo:text-shadow="none" style:text-underline-style="none" fo:font-weight="normal" style:letter-kerning="true" fo:background-color="transparent" style:font-name-asian="Iowan Old Style Roman" style:font-family-asian="'Iowan Old Style Roman'" style:font-size-asian="36pt" style:font-style-asian="normal" style:font-weight-asian="normal" style:font-name-complex="Iowan Old Style Roman"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0-11-30T12:04:28.830785534</meta:creation-date>
    <dc:date>2022-09-16T11:27:26.824299773</dc:date>
    <meta:editing-duration>PT15H32M49S</meta:editing-duration>
    <meta:editing-cycles>5</meta:editing-cycles>
    <meta:generator>LibreOffice/7.2.2.2$MacOSX_X86_64 LibreOffice_project/02b2acce88a210515b4a5bb2e46cbfb63fe97d56</meta:generator>
    <meta:document-statistic meta:object-count="133"/>
  </office:meta>
</office:document-meta>
</file>